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Landscape">
      <style:paragraph-properties style:page-number="auto" style:writing-mod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ge1 - vertical-rl</text:p>
      <text:p text:style-name="P1">Page2 - horizontal-tb ( direction=ltr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00:08:50.249204085</meta:creation-date>
    <dc:date>2018-04-04T23:43:41.495159677</dc:date>
    <meta:editing-duration>PT4M28S</meta:editing-duration>
    <meta:editing-cycles>4</meta:editing-cycles>
    <meta:generator>LibreOffice/5.4.5.1$Linux_X86_64 LibreOffice_project/40m0$Build-1</meta:generator>
    <meta:document-statistic meta:table-count="0" meta:image-count="0" meta:object-count="0" meta:page-count="2" meta:paragraph-count="2" meta:word-count="9" meta:character-count="58" meta:non-whitespace-character-count="51"/>
  </office:meta>
</office:document-meta>
</file>